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498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714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0.87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0.926cm"/>
    </style:style>
    <style:style style:name="co22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3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0" table:default-cell-style-name="ce1"/>
        <table:table-column table:style-name="co8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0" table:default-cell-style-name="ce1"/>
        <table:table-column table:style-name="co8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18" table:number-columns-repeated="997" table:default-cell-style-name="ce1"/>
        <table:table-column table:style-name="co19" table:default-cell-style-name="ce1"/>
        <table:table-row table:style-name="ro2">
          <table:table-cell table:style-name="ce2" office:value-type="string" table:number-columns-spanned="1" table:number-rows-spanned="2">
            <text:p>Grupo XX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2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2">
          <table:table-cell table:style-name="ce3" office:value-type="string">
            <text:p>Reuniones y Teórico</text:p>
          </table:table-cell>
          <table:table-cell table:style-name="ce11" office:value-type="float" office:value="5">
            <text:p>5</text:p>
          </table:table-cell>
          <table:table-cell table:number-columns-repeated="4" table:style-name="ce14" office:value-type="float" office:value="5">
            <text:p>5</text:p>
          </table:table-cell>
          <table:table-cell table:style-name="ce21" table:formula="of:=SUM([.B3:.F3])" office:value-type="float" office:value="25">
            <text:p>2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21" table:formula="of:=SUM([.H3:.L3])" office:value-type="float" office:value="27">
            <text:p>27</text:p>
          </table:table-cell>
          <table:table-cell table:number-columns-repeated="5" table:style-name="ce14" office:value-type="float" office:value="14">
            <text:p>14</text:p>
          </table:table-cell>
          <table:table-cell table:style-name="ce21" table:formula="of:=SUM([.N3:.R3])" office:value-type="float" office:value="70">
            <text:p>7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Y3];[.S3];[.M3];[.G3])" office:value-type="float" office:value="122">
            <text:p>122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studio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21" table:formula="of:=SUM([.B4:.F4])" office:value-type="float" office:value="22">
            <text:p>2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21" table:formula="of:=SUM([.H4:.L4])" office:value-type="float" office:value="15">
            <text:p>15</text:p>
          </table:table-cell>
          <table:table-cell table:number-columns-repeated="5" table:style-name="ce14" office:value-type="float" office:value="4">
            <text:p>4</text:p>
          </table:table-cell>
          <table:table-cell table:style-name="ce21" table:formula="of:=SUM([.N4:.R4])" office:value-type="float" office:value="20">
            <text:p>2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Y4];[.S4];[.M4];[.G4])" office:value-type="float" office:value="57">
            <text:p>57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Análisis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5:.F5])"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H5:.L5])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Y5];[.S5];[.M5];[.G5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H6:.L6])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Y6];[.S6];[.M6];[.G6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Implementación Lógica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table:formula="of:=SUM([.B7:.F7])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21" table:formula="of:=SUM([.H7:.L7])" office:value-type="float" office:value="12">
            <text:p>12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1" table:formula="of:=SUM([.N7:.R7])" office:value-type="float" office:value="30">
            <text:p>3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Y7];[.S7];[.M7];[.G7])" office:value-type="float" office:value="44">
            <text:p>44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3">
            <text:p>3</text:p>
          </table:table-cell>
          <table:table-cell table:number-columns-repeated="3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1" table:formula="of:=SUM([.H8:.L8])" office:value-type="float" office:value="11">
            <text:p>11</text:p>
          </table:table-cell>
          <table:table-cell table:style-name="ce18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21" table:formula="of:=SUM([.N8:.R8])" office:value-type="float" office:value="23">
            <text:p>23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Y8];[.S8];[.M8];[.G8])" office:value-type="float" office:value="37">
            <text:p>37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1" table:formula="of:=SUM([.H9:.L9])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table:formula="of:=SUM([.N9:.R9])" office:value-type="float" office:value="2">
            <text:p>2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Y9];[.S9];[.M9];[.G9]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Otros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22" table:formula="of:=SUM([.B10:.F10])" office:value-type="float" office:value="11">
            <text:p>1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2" table:formula="of:=SUM([.H10:.L10])" office:value-type="float" office:value="8">
            <text:p>8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22" table:formula="of:=SUM([.N10:.R10])" office:value-type="float" office:value="11">
            <text:p>11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Y10];[.S10];[.M10];[.G10])" office:value-type="float" office:value="30">
            <text:p>30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3">
            <text:p>13</text:p>
          </table:table-cell>
          <table:table-cell table:style-name="ce17" table:formula="of:=SUM([.C3:.C10])" office:value-type="float" office:value="9">
            <text:p>9</text:p>
          </table:table-cell>
          <table:table-cell table:style-name="ce17" table:formula="of:=SUM([.D3:.D10])" office:value-type="float" office:value="20">
            <text:p>20</text:p>
          </table:table-cell>
          <table:table-cell table:style-name="ce17" table:formula="of:=SUM([.E3:.E10])" office:value-type="float" office:value="11">
            <text:p>11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3">
            <text:p>63</text:p>
          </table:table-cell>
          <table:table-cell table:style-name="ce17" table:formula="of:=SUM([.H3:.H10])" office:value-type="float" office:value="21">
            <text:p>21</text:p>
          </table:table-cell>
          <table:table-cell table:style-name="ce17" table:formula="of:=SUM([.I3:.I10])" office:value-type="float" office:value="10">
            <text:p>10</text:p>
          </table:table-cell>
          <table:table-cell table:style-name="ce17" table:formula="of:=SUM([.J3:.J10])" office:value-type="float" office:value="20">
            <text:p>20</text:p>
          </table:table-cell>
          <table:table-cell table:style-name="ce17" table:formula="of:=SUM([.K3:.K10])" office:value-type="float" office:value="14">
            <text:p>14</text:p>
          </table:table-cell>
          <table:table-cell table:style-name="ce19" table:formula="of:=SUM([.L3:.L10])" office:value-type="float" office:value="8">
            <text:p>8</text:p>
          </table:table-cell>
          <table:table-cell table:style-name="ce20" table:formula="of:=SUM([.M3:.M10])" office:value-type="float" office:value="73">
            <text:p>73</text:p>
          </table:table-cell>
          <table:table-cell table:style-name="ce13" table:formula="of:=SUM([.N3:.N10])" office:value-type="float" office:value="34">
            <text:p>34</text:p>
          </table:table-cell>
          <table:table-cell table:style-name="ce17" table:formula="of:=SUM([.O3:.O10])" office:value-type="float" office:value="28">
            <text:p>28</text:p>
          </table:table-cell>
          <table:table-cell table:style-name="ce17" table:formula="of:=SUM([.P3:.P10])" office:value-type="float" office:value="36">
            <text:p>36</text:p>
          </table:table-cell>
          <table:table-cell table:style-name="ce17" table:formula="of:=SUM([.Q3:.Q10])" office:value-type="float" office:value="31">
            <text:p>31</text:p>
          </table:table-cell>
          <table:table-cell table:style-name="ce19" table:formula="of:=SUM([.R3:.R10])" office:value-type="float" office:value="27">
            <text:p>27</text:p>
          </table:table-cell>
          <table:table-cell table:style-name="ce20" table:formula="of:=SUM([.S3:.S10])" office:value-type="float" office:value="156">
            <text:p>156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292">
            <text:p>292</text:p>
          </table:table-cell>
          <table:table-cell table:number-columns-repeated="998"/>
        </table:table-row>
        <table:table-row table:style-name="ro2">
          <table:table-cell/>
          <table:table-cell table:style-name="ce14" table:number-columns-repeated="22"/>
          <table:table-cell table:number-columns-repeated="1001"/>
        </table:table-row>
        <table:table-row table:style-name="ro2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/10/2018</text:date>, <text:time>21:0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10-09T21:07:32.72</dc:date>
    <meta:editing-cycles>6</meta:editing-cycles>
    <meta:editing-duration>PT14M7S</meta:editing-duration>
    <meta:document-statistic meta:table-count="3" meta:cell-count="229" meta:object-count="0"/>
  </office:meta>
</office:document-meta>
</file>